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nos1"/>
    </style:style>
    <style:style style:name="P2" style:family="paragraph" style:parent-style-name="Standard">
      <style:text-properties style:font-name="Tinos1"/>
    </style:style>
    <style:style style:name="P3" style:family="paragraph" style:parent-style-name="Standard">
      <style:paragraph-properties fo:line-height="200%" fo:text-align="center" style:justify-single-word="false"/>
      <style:text-properties style:font-name="Tinos1" fo:font-style="italic" style:font-style-asian="italic" style:font-style-complex="italic"/>
    </style:style>
    <style:style style:name="P4" style:family="paragraph" style:parent-style-name="Standard">
      <style:paragraph-properties fo:line-height="200%" fo:text-align="start" style:justify-single-word="false"/>
      <style:text-properties style:font-name="Tinos1" fo:font-style="italic" style:font-style-asian="italic" style:font-style-complex="italic"/>
    </style:style>
    <style:style style:name="P5" style:family="paragraph" style:parent-style-name="Standard">
      <style:paragraph-properties fo:line-height="200%"/>
      <style:text-properties style:font-name="Tinos1"/>
    </style:style>
    <style:style style:name="P6" style:family="paragraph" style:parent-style-name="Standard" style:list-style-name="L1">
      <style:text-properties style:font-name="Tinos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What do you picture in your mind when you think or hear of medicine? Do you see pills and warning labels? Perhaps you see doctors in lab coats swirling flasks of mysterious blue liquid. Do you see a fresh slice of hot ginger sitting on a pile of rice in a bowl of soup? Or do you wince at the thought of that mason jar of Noni sitting in the sun? Or maybe you are a pessimist like me and see men in suits clasping their hands as they prepare to dive into an endless pool of cash. Medicine is as diverse as the human race, and everyone has their own ideas of what medicine is or might be. </text:p>
      <text:p text:style-name="P5"><text:tab/>To begin, let us take a moment to wipe our minds clean of all preconceptions of what medicine is, so that we may rediscover it uninhibited, and find the differences and similarities between both the natural and the modern.</text:p>
      <text:p text:style-name="P5"><text:tab/>For the duration of this essay we shall define <text:span text:style-name="T1">medicine</text:span> as the following.</text:p>
      <text:p text:style-name="P3">“A compound or preparation used for the treatment or prevention of disease.” - <text:span text:style-name="T3">Wikipeida</text:span></text:p>
      <text:p text:style-name="P4"><text:tab/><text:span text:style-name="T2">Let us also define Complementary and Alternative Medicine (CAM) as follows.</text:span></text:p>
      <text:p text:style-name="P3">“ … <text:s/>there is no universally accepted definition of CAM, it could be described as representing holistic models of care, encompassing body, mind and spirit, where the practitioner-client relationship is central to therapy. CAM is also referred to as a preparation or practice that is not regarded a part of conventional medicine … ” - <text:span text:style-name="T3">Use of complementary and alternative medicine in children</text:span></text:p>
      <text:p text:style-name="P1"/>
      <text:p text:style-name="P1"/>
      <text:p text:style-name="P1">Pros and Cons of natural and modern medicine.</text:p>
      <text:p text:style-name="P1"/>
      <text:p text:style-name="P1">intro</text:p>
      <text:p text:style-name="P1"><text:tab/>Introduce the topic of medicine.</text:p>
      <text:p text:style-name="P1"/>
      <text:p text:style-name="P1">background</text:p>
      <text:p text:style-name="P1"><text:tab/></text:p>
      <text:p text:style-name="P1"><text:tab/>Define natural medicine</text:p>
      <text:p text:style-name="P1"><text:tab/>Define modern medicine <text:s text:c="11"/></text:p>
      <text:p text:style-name="P1"><text:tab/>How are they different?</text:p>
      <text:p text:style-name="P1"><text:tab/>How are they alike?</text:p>
      <text:p text:style-name="P1"/>
      <text:p text:style-name="P1"><text:tab/>Thesis statement: <text:s/>All medicines are derived from Plants. But is it better to use them “as is”, or <text:tab/>to manipulate them with science and theory with the hope of a more effective result?</text:p>
      <text:p text:style-name="P1"/>
      <text:p text:style-name="P1"><text:soft-page-break/></text:p>
      <text:p text:style-name="P1"/>
      <text:p text:style-name="P1">Major Point 1 Proof and Data</text:p>
      <text:p text:style-name="P1"><text:tab/>One of the most prevalent issues with natural medicine today is the lack of data or documented prove of its effectiveness. Natural medicine is by no means a new concept. If anything, it is so old that over the generations people have forgotten their ancestors hymns of healing or lack the documentation to remind us of what may have been a powerful cure for disease. Recently CAM has become a thriving area of science with many doctors and scholars trying to rediscover the past, and construct the scientific base that natural medicine lacks.</text:p>
      <text:p text:style-name="P1"><text:tab/>On the other hand, modern medicine was built upon the scientific method over many decades and has the data that CAM lacks, to prove its effectiveness as well as its drawbacks.</text:p>
      <text:p text:style-name="P1"><text:tab/></text:p>
      <text:p text:style-name="P1"><text:tab/>People now have a longer lifespan. Does modern medicine contribute to this?</text:p>
      <text:p text:style-name="P1"/>
      <text:p text:style-name="P1">Major Point 2</text:p>
      <text:p text:style-name="P1"><text:tab/>Modern medicine </text:p>
      <text:p text:style-name="P1"/>
      <text:p text:style-name="P1">Pro Natural</text:p>
      <text:p text:style-name="P1"><text:tab/>Practitioner-client relationship is central to therapy.</text:p>
      <text:p text:style-name="P1"><text:tab/></text:p>
      <text:p text:style-name="P1"><text:tab/>More appealing to people.</text:p>
      <text:p text:style-name="P1"><text:tab/>People in the U.S. are becoming more concerned about their health.</text:p>
      <text:p text:style-name="P1"><text:tab/>CAM is used extensively world wide. </text:p>
      <text:p text:style-name="P1"><text:tab/>1 in every 8 adult in the U.S. use complementary or alternative medicine. </text:p>
      <text:p text:style-name="P1"><text:tab/>According to the World Health Organization <text:s/>(WHO), annual out-of-pocket expenditure on <text:tab/>CAM ranges from US$2.7 billion in the U.S., to US$2.4 billion in Canada, and US$2.3 billion I<text:tab/>n the U.K.”</text:p>
      <text:p text:style-name="P1"><text:tab/>Less complex, seemingly more transparent to patients?</text:p>
      <text:p text:style-name="P1"><text:tab/>Most, if not all, modern medicines are either derived from plant materials or were originally <text:tab/>discovered in plants and are instead synthesized in a lab for purity, consistency, lower cost, etc...</text:p>
      <text:p text:style-name="P1"/>
      <text:p text:style-name="P1">Con Modern</text:p>
      <text:p text:style-name="P1"><text:tab/>Doctors are disconnected from their patients.</text:p>
      <text:p text:style-name="P1"><text:tab/>Disclaimers for severe side effects make modern medicine much less appealing.</text:p>
      <text:p text:style-name="P1"><text:tab/>Synthesizing medicine with the aim to reduce the cost of production adds potential health risks?</text:p>
      <text:p text:style-name="P1"><text:tab/>Regulating modern medicine is done by the FDA, ie government?</text:p>
      <text:p text:style-name="P1"><text:tab/>Inflated prices due to marketing.</text:p>
      <text:p text:style-name="P1"/>
      <text:p text:style-name="P1">Con Natural</text:p>
      <text:p text:style-name="P1"><text:tab/>Not as pure or consistent?</text:p>
      <text:p text:style-name="P1"><text:tab/>Not enough scientific data to prove effectiveness.</text:p>
      <text:p text:style-name="P1"><text:tab/>Growing and processing plants is difficult.</text:p>
      <text:p text:style-name="P1"/>
      <text:p text:style-name="P1">Conclusion</text:p>
      <text:p text:style-name="P1"/>
      <text:p text:style-name="P1">*notes</text:p>
      <text:p text:style-name="P1">A review of the use of mercury in historical and current Ritualistic and spiritual practices.:</text:p>
      <text:p text:style-name="P1"/>
      <text:p text:style-name="P1">People used to use mercury for ritual and medicinal uses, unknowingly that it is absolutely toxic.</text:p>
      <text:p text:style-name="P1"><text:soft-page-break/>Is it not possible that this could happen again with modern medicine we believe is safe?</text:p>
      <text:p text:style-name="P1"/>
      <text:p text:style-name="P1">Quotes</text:p>
      <text:p text:style-name="P1"/>
      <text:p text:style-name="P1">“ … <text:s/>there is no universally accepted definition of CAM, it could be described as representing holistic models of care, encompassing body, mind and spirit, where the practitioner-client relationship is central to therapy. CAM is also referred to as a preparation or practice that is not regarded a part of conventional medicine … ”</text:p>
      <text:p text:style-name="P1"/>
      <text:p text:style-name="P1">“CAM is utilized extensively worldwide with </text:p>
      <text:p text:style-name="P1">prevalence of use ranging from 1 in 8 adults in the </text:p>
      <text:p text:style-name="P1">U.S. 9 and 1 in 4 adults in the U.K., to 1 in 2 adults in </text:p>
      <text:p text:style-name="P1">Australia. High levels of CAM use are also reported </text:p>
      <text:p text:style-name="P1">in the general pediatric population, varying from 1 in </text:p>
      <text:p text:style-name="P1">10 children in Finland, and almost 1 in 9 children </text:p>
      <text:p text:style-name="P1">in the U.S., to 1 in 3 children in Australia. … </text:p>
      <text:p text:style-name="P1">The high prevalence of CAM use in the west also </text:p>
      <text:p text:style-name="P1">equates with high out-of-pocket costs for many CAM </text:p>
      <text:p text:style-name="P1">consumers. According to the World Health Organization </text:p>
      <text:p text:style-name="P1">(WHO), annual out-of-pocket expenditure on CAM </text:p>
      <text:p text:style-name="P1">ranges from US$2.7 billion in the U.S., to US$2.4 billion </text:p>
      <text:p text:style-name="P1">in Canada, and US$2.3 billion in the U.K.”</text:p>
      <text:p text:style-name="P1"/>
      <text:p text:style-name="P1">biliography</text:p>
      <text:list xml:id="list5110773718698589800" text:style-name="L1">
        <text:list-item>
          <text:p text:style-name="P6">Use of complementary and alternative medicine in children: research opportunities and challenges in an ever growing field </text:p>
          <text:p text:style-name="P6">Sandra Lucas 1 , Saravana Kumar 2 , Matthew Leach 3 </text:p>
          <text:p text:style-name="P6"/>
          <text:p text:style-name="P6">University of South Australia, School of Nursing and Midwifery, <text:s/>Adelaide, South Australia LaTrobe University, School of Nursing and Midwifery, Melbourne, Australia <text:s/>Email: <text:a xlink:type="simple" xlink:href="mailto:sandra.lucas@latrobe.edu.au" text:style-name="Internet_20_link" text:visited-style-name="Visited_20_Internet_20_Link">sandra.lucas@latrobe.edu.au</text:a> <text:s/>Phone: +61 3 9479 6730 2 </text:p>
          <text:p text:style-name="P6"/>
          <text:p text:style-name="P6">School of Health Sciences, International Centre for Allied Health Evidence, University of South Australia, Adelaide, South Australia </text:p>
          <text:p text:style-name="P6"/>
          <text:p text:style-name="P6">School of Nursing &amp; Midwifery, University of South Australia, Adelaide, South Australia</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Butac</meta:initial-creator>
    <meta:creation-date>2016-04-14T13:30:00</meta:creation-date>
    <dc:date>2016-05-09T17:39:22</dc:date>
    <meta:editing-duration>P1DT45M59S</meta:editing-duration>
    <meta:editing-cycles>51</meta:editing-cycles>
    <meta:generator>OpenOffice/4.1.2$Unix OpenOffice.org_project/412m3$Build-9782</meta:generator>
    <dc:creator>Adam Butac</dc:creator>
    <meta:document-statistic meta:table-count="0" meta:image-count="0" meta:object-count="0" meta:page-count="3" meta:paragraph-count="69" meta:word-count="965" meta:character-count="5796"/>
  </office:meta>
</office:document-meta>
</file>